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7cm" svg:height="9.005cm" svg:x="6.883cm" svg:y="0.106cm">
            <draw:object draw:notify-on-update-of-ranges="Лист1.A2:Лист1.A16 Лист1.B2:Лист1.B16 Лист1.C2:Лист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2.991cm" svg:y="0.505cm">
            <draw:object draw:notify-on-update-of-ranges="Лист1.A2:Лист1.A16 Лист1.B2:Лист1.B16 Лист1.C2:Лист1.C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6.966cm" svg:y="9.509cm">
            <draw:object draw:notify-on-update-of-ranges="Лист1.A2:Лист1.A16 Лист1.B2:Лист1.B16 Лист1.C2:Лист1.C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23.073cm" svg:y="9.854cm">
            <draw:object draw:notify-on-update-of-ranges="Лист1.A2:Лист1.A16 Лист1.B2:Лист1.B16 Лист1.C2:Лист1.C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2а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б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а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б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а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б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а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б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а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б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а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б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8а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б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а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1T18:15:30.858000000</meta:creation-date>
    <dc:date>2024-04-01T18:21:42.615000000</dc:date>
    <meta:editing-duration>PT6M12S</meta:editing-duration>
    <meta:editing-cycles>1</meta:editing-cycles>
    <meta:generator>LibreOffice/7.6.4.1$Windows_X86_64 LibreOffice_project/e19e193f88cd6c0525a17fb7a176ed8e6a3e2aa1</meta:generator>
    <meta:document-statistic meta:table-count="1" meta:cell-count="47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55cm" svg:y="3.955cm" style:legend-expansion="high" chart:style-name="ch2"/>
        <chart:plot-area chart:style-name="ch3" table:cell-range-address="Лист1.A2:Лист1.C16" chart:data-source-has-labels="column" svg:x="0.319cm" svg:y="0.18cm" svg:width="12.912cm" svg:height="8.646cm">
          <chart:coordinate-region svg:x="0.94cm" svg:y="0.38cm" svg:width="12.291cm" svg:height="7.799cm"/>
          <chart:axis chart:dimension="x" chart:name="primary-x" chart:style-name="ch4" chartooo:axis-type="auto">
            <chartooo:date-scale/>
            <chart:categories table:cell-range-address="Лист1.A2:Лист1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16" chart:class="chart:bar">
            <chart:data-point chart:repeated="15"/>
          </chart:series>
          <chart:series chart:style-name="ch8" chart:values-cell-range-address="Лист1.C2:Лист1.C16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2а</text:p>
                <draw:g>
                  <svg:desc>Лист1.A2:Лист1.A16</svg:desc>
                </draw:g>
              </table:table-cell>
              <table:table-cell office:value-type="float" office:value="3">
                <text:p>3</text:p>
                <draw:g>
                  <svg:desc>Лист1.B2:Лист1.B16</svg:desc>
                </draw:g>
              </table:table-cell>
              <table:table-cell office:value-type="float" office:value="4">
                <text:p>4</text:p>
                <draw:g>
                  <svg:desc>Лист1.C2:Лист1.C16</svg:desc>
                </draw:g>
              </table:table-cell>
            </table:table-row>
            <table:table-row>
              <table:table-cell office:value-type="string">
                <text:p>2б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а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б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а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б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а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б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а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б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а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б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а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б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а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legend chart:legend-position="end" svg:x="14.873cm" svg:y="0.717cm" style:legend-expansion="high" chart:style-name="ch2"/>
        <chart:plot-area chart:style-name="ch3" table:cell-range-address="Лист1.A2:Лист1.C16" chart:data-source-has-labels="column" svg:x="0.35cm" svg:y="0.35cm" svg:width="14.173cm" svg:height="8.305cm">
          <chart:coordinate-region svg:x="3.502cm" svg:y="0.501cm" svg:width="8.154cm" svg:height="8.154cm"/>
          <chart:axis chart:dimension="x" chart:name="primary-x" chart:style-name="ch4" chartooo:axis-type="auto">
            <chartooo:date-scale/>
            <chart:categories table:cell-range-address="Лист1.A2:Лист1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</chart:series>
          <chart:series chart:style-name="ch20" chart:values-cell-range-address="Лист1.C2:Лист1.C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2а</text:p>
                <draw:g>
                  <svg:desc>Лист1.A2:Лист1.A16</svg:desc>
                </draw:g>
              </table:table-cell>
              <table:table-cell office:value-type="float" office:value="3">
                <text:p>3</text:p>
                <draw:g>
                  <svg:desc>Лист1.B2:Лист1.B16</svg:desc>
                </draw:g>
              </table:table-cell>
              <table:table-cell office:value-type="float" office:value="4">
                <text:p>4</text:p>
                <draw:g>
                  <svg:desc>Лист1.C2:Лист1.C16</svg:desc>
                </draw:g>
              </table:table-cell>
            </table:table-row>
            <table:table-row>
              <table:table-cell office:value-type="string">
                <text:p>2б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а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б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а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б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а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б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а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б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а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б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а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б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а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2.961cm" svg:y="3.954cm" style:legend-expansion="high" chart:style-name="ch2"/>
        <chart:plot-area chart:style-name="ch3" table:cell-range-address="Лист1.A2:Лист1.C16" chart:data-source-has-labels="column" svg:x="0.319cm" svg:y="0.18cm" svg:width="12.323cm" svg:height="8.645cm">
          <chart:coordinate-region svg:x="0.94cm" svg:y="0.38cm" svg:width="11.702cm" svg:height="7.798cm"/>
          <chart:axis chart:dimension="x" chart:name="primary-x" chart:style-name="ch4" chartooo:axis-type="auto">
            <chartooo:date-scale/>
            <chart:categories table:cell-range-address="Лист1.A2:Лист1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16" chart:class="chart:bar">
            <chart:data-point chart:repeated="15"/>
          </chart:series>
          <chart:series chart:style-name="ch8" chart:values-cell-range-address="Лист1.C2:Лист1.C16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2а</text:p>
                <draw:g>
                  <svg:desc>Лист1.A2:Лист1.A16</svg:desc>
                </draw:g>
              </table:table-cell>
              <table:table-cell office:value-type="float" office:value="3">
                <text:p>3</text:p>
                <draw:g>
                  <svg:desc>Лист1.B2:Лист1.B16</svg:desc>
                </draw:g>
              </table:table-cell>
              <table:table-cell office:value-type="float" office:value="4">
                <text:p>4</text:p>
                <draw:g>
                  <svg:desc>Лист1.C2:Лист1.C16</svg:desc>
                </draw:g>
              </table:table-cell>
            </table:table-row>
            <table:table-row>
              <table:table-cell office:value-type="string">
                <text:p>2б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а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б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а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б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а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б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а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б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а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б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а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б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а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55cm" svg:y="3.955cm" style:legend-expansion="high" chart:style-name="ch2"/>
        <chart:plot-area chart:style-name="ch3" table:cell-range-address="Лист1.A2:Лист1.C16" chart:data-source-has-labels="column" svg:x="0.319cm" svg:y="0.18cm" svg:width="12.912cm" svg:height="8.646cm">
          <chart:coordinate-region svg:x="0.94cm" svg:y="0.18cm" svg:width="12.104cm" svg:height="7.999cm"/>
          <chart:axis chart:dimension="x" chart:name="primary-x" chart:style-name="ch4" chartooo:axis-type="auto">
            <chartooo:date-scale/>
            <chart:categories table:cell-range-address="Лист1.A2:Лист1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16" chart:class="chart:bar">
            <chart:data-point chart:repeated="15"/>
          </chart:series>
          <chart:series chart:style-name="ch8" chart:values-cell-range-address="Лист1.C2:Лист1.C16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2а</text:p>
                <draw:g>
                  <svg:desc>Лист1.A2:Лист1.A16</svg:desc>
                </draw:g>
              </table:table-cell>
              <table:table-cell office:value-type="float" office:value="3">
                <text:p>3</text:p>
                <draw:g>
                  <svg:desc>Лист1.B2:Лист1.B16</svg:desc>
                </draw:g>
              </table:table-cell>
              <table:table-cell office:value-type="float" office:value="4">
                <text:p>4</text:p>
                <draw:g>
                  <svg:desc>Лист1.C2:Лист1.C16</svg:desc>
                </draw:g>
              </table:table-cell>
            </table:table-row>
            <table:table-row>
              <table:table-cell office:value-type="string">
                <text:p>2б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а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б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а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б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а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б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а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б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а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б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а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б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а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